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32A000004BC39E05CA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355cm" draw:marker-end-width="0.355cm" draw:fill="gradient" draw:fill-gradient-name="Custom_20_Farbverlau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language="en" fo:country="GB" style:font-size-asian="26pt" style:font-size-complex="26pt"/>
    </style:style>
    <style:style style:name="T1" style:family="text">
      <style:text-properties fo:font-size="26pt" fo:language="en" fo:country="GB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8cm" svg:height="7.751cm" svg:x="0.1cm" svg:y="0.1cm">
          <draw:image xlink:href="Pictures/100002000000032A000004BC39E05CA6.png" xlink:type="simple" xlink:show="embed" xlink:actuate="onLoad">
            <text:p/>
          </draw:image>
        </draw:frame>
        <draw:custom-shape draw:style-name="gr2" draw:text-style-name="P2" draw:layer="layout" svg:width="5.4cm" svg:height="3.1cm" svg:x="6.7cm" svg:y="0.1cm">
          <text:p text:style-name="P2"><text:span text:style-name="T1">Many</text:span></text:p>
          <text:p text:style-name="P2"><text:span text:style-name="T1">Thanks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014.51583040178 24623.02483069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ustom_20_Farbverlauf" draw:display-name="Custom Farbverlauf" draw:style="linear" draw:start-color="#ffffff" draw:end-color="#eeeeee" draw:start-intensity="100%" draw:end-intensity="100%" draw:angle="450" draw:border="3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2cm" fo:page-height="7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11:36:26.024000000</meta:creation-date>
    <dc:date>2015-06-16T11:49:00.826000000</dc:date>
    <meta:editing-duration>PT10M49S</meta:editing-duration>
    <meta:editing-cycles>4</meta:editing-cycles>
    <meta:generator>LibreOffice/4.1.4.2$Windows_x86 LibreOffice_project/0a0440ccc0227ad9829de5f46be37cfb6edcf72</meta:generator>
    <meta:document-statistic meta:object-count="2"/>
  </office:meta>
</office:document-meta>
</file>